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4.085cm"/>
    </style:style>
    <style:style style:name="Tabla1.B" style:family="table-column">
      <style:table-column-properties style:column-width="9.908cm"/>
    </style:style>
    <style:style style:name="Tabla1.C" style:family="table-column">
      <style:table-column-properties style:column-width="3.007cm"/>
    </style:style>
    <style:style style:name="Tabla1.1" style:family="table-row">
      <style:table-row-properties fo:keep-together="auto"/>
    </style:style>
    <style:style style:name="Tabla1.A1" style:family="table-cell">
      <style:table-cell-properties fo:padding="0.097cm" fo:border-left="0.75pt solid #000001" fo:border-right="none" fo:border-top="0.75pt solid #000001" fo:border-bottom="0.75pt solid #000001" style:writing-mode="lr-tb"/>
    </style:style>
    <style:style style:name="Tabla1.C1" style:family="table-cell">
      <style:table-cell-properties fo:padding="0.097cm" fo:border="0.75pt solid #000001" style:writing-mode="lr-tb"/>
    </style:style>
    <style:style style:name="Tabla1.A2" style:family="table-cell">
      <style:table-cell-properties fo:padding="0.097cm" fo:border-left="0.75pt solid #000001" fo:border-right="none" fo:border-top="none" fo:border-bottom="0.75pt solid #000001" style:writing-mode="lr-tb"/>
    </style:style>
    <style:style style:name="Tabla1.C2" style:family="table-cell">
      <style:table-cell-properties fo:padding="0.097cm" fo:border-left="0.75pt solid #000001" fo:border-right="0.75pt solid #000001" fo:border-top="none" fo:border-bottom="0.75pt solid #000001" style:writing-mode="lr-tb"/>
    </style:style>
    <style:style style:name="Tabla2" style:family="table">
      <style:table-properties style:width="17cm" table:align="margins" style:writing-mode="lr-tb"/>
    </style:style>
    <style:style style:name="Tabla2.A" style:family="table-column">
      <style:table-column-properties style:column-width="1.205cm" style:rel-column-width="4644*"/>
    </style:style>
    <style:style style:name="Tabla2.B" style:family="table-column">
      <style:table-column-properties style:column-width="2.381cm" style:rel-column-width="9179*"/>
    </style:style>
    <style:style style:name="Tabla2.C" style:family="table-column">
      <style:table-column-properties style:column-width="3.323cm" style:rel-column-width="12810*"/>
    </style:style>
    <style:style style:name="Tabla2.D" style:family="table-column">
      <style:table-column-properties style:column-width="5.879cm" style:rel-column-width="22663*"/>
    </style:style>
    <style:style style:name="Tabla2.E" style:family="table-column">
      <style:table-column-properties style:column-width="4.212cm" style:rel-column-width="1623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1.205cm" style:rel-column-width="4644*"/>
    </style:style>
    <style:style style:name="Tabla3.B" style:family="table-column">
      <style:table-column-properties style:column-width="2.381cm" style:rel-column-width="9179*"/>
    </style:style>
    <style:style style:name="Tabla3.C" style:family="table-column">
      <style:table-column-properties style:column-width="3.323cm" style:rel-column-width="12810*"/>
    </style:style>
    <style:style style:name="Tabla3.D" style:family="table-column">
      <style:table-column-properties style:column-width="5.879cm" style:rel-column-width="22663*"/>
    </style:style>
    <style:style style:name="Tabla3.E" style:family="table-column">
      <style:table-column-properties style:column-width="4.212cm" style:rel-column-width="16239*"/>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solid" style:text-underline-width="auto" style:text-underline-color="font-color" fo:font-weight="bold" officeooo:paragraph-rsid="001d32a9" style:text-blinking="true" style:font-name-asian="Times New Roman1" style:font-style-asian="normal" style:font-weight-asian="bold" style:font-name-complex="Times New Roman1" fo:hyphenate="fals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italic" style:text-underline-style="none" fo:font-weight="bold" officeooo:paragraph-rsid="001d32a9" style:text-blinking="true" style:font-name-asian="Times New Roman1" style:font-style-asian="italic" style:font-weight-asian="bold" style:font-name-complex="Times New Roman1" fo:hyphenate="fals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normal" style:text-underline-style="none" fo:font-weight="normal" officeooo:paragraph-rsid="001d32a9" style:text-blinking="true" style:font-name-asian="Calibri1" style:font-style-asian="normal" style:font-weight-asian="normal" style:font-name-complex="Calibri1" fo:hyphenate="false" fo:hyphenation-remain-char-count="2" fo:hyphenation-push-char-count="2"/>
    </style:style>
    <style:style style:name="P8" style:family="paragraph" style:parent-style-name="Standard">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9" style:family="paragraph" style:parent-style-name="Standard">
      <style:paragraph-properties fo:margin-top="0cm" fo:margin-bottom="0.499cm" loext:contextual-spacing="false" fo:text-align="start" style:justify-single-word="false" fo:orphans="0" fo:widows="0" fo:hyphenation-ladder-count="no-limit" style:writing-mode="lr-tb"/>
      <style:text-properties officeooo:paragraph-rsid="001d32a9"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officeooo:paragraph-rsid="001d32a9" fo:hyphenate="false" fo:hyphenation-remain-char-count="2" fo:hyphenation-push-char-count="2"/>
    </style:style>
    <style:style style:name="P11" style:family="paragraph" style:parent-style-name="Standard">
      <style:paragraph-properties fo:text-align="center" style:justify-single-word="false" fo:orphans="0" fo:widows="0" fo:hyphenation-ladder-count="no-limit"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font-size="14pt" style:text-underline-style="none" fo:font-weight="bold" officeooo:paragraph-rsid="001d32a9" style:font-size-asian="14pt" style:font-weight-asian="bold"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ext-properties fo:font-size="14pt" style:text-underline-style="none" fo:font-weight="normal" officeooo:paragraph-rsid="001d32a9" style:font-size-asian="14pt" style:font-weight-asian="normal"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ext-properties fo:font-size="14pt" style:text-underline-style="solid" style:text-underline-width="auto" style:text-underline-color="font-color" fo:font-weight="bold" officeooo:paragraph-rsid="001d32a9" style:font-size-asian="14pt" style:font-weight-asian="bold"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ext-properties style:text-underline-style="none" fo:font-weight="normal" officeooo:paragraph-rsid="001d32a9" style:font-weight-asian="normal"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text-underline-style="none" fo:font-weight="normal" officeooo:rsid="00187fe3" officeooo:paragraph-rsid="001d32a9" style:font-weight-asian="normal"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fo:font-size="18pt" style:text-underline-style="solid" style:text-underline-width="auto" style:text-underline-color="font-color" fo:font-weight="bold" officeooo:paragraph-rsid="001d32a9" style:font-size-asian="18pt" style:font-weight-asian="bold"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fo:font-size="18pt" style:text-underline-style="none" fo:font-weight="bold" officeooo:paragraph-rsid="001d32a9" style:font-size-asian="18pt" style:font-weight-asian="bold"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fo:font-variant="normal" fo:text-transform="none" style:text-line-through-style="none" style:text-line-through-type="none" style:font-name="Calibri" fo:font-size="18pt" fo:font-style="italic" style:text-underline-style="none" fo:font-weight="bold" officeooo:paragraph-rsid="001d32a9" style:text-blinking="true" style:font-name-asian="Calibri1" style:font-size-asian="18pt" style:font-style-asian="italic" style:font-weight-asian="bold" style:font-name-complex="Calibri1" fo:hyphenate="false" fo:hyphenation-remain-char-count="2" fo:hyphenation-push-char-count="2"/>
    </style:style>
    <style:style style:name="P2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e69bc" fo:hyphenate="false" fo:hyphenation-remain-char-count="2" fo:hyphenation-push-char-count="2"/>
    </style:style>
    <style:style style:name="P21" style:family="paragraph" style:parent-style-name="Contents_20_1">
      <style:paragraph-properties fo:text-align="start" style:justify-single-word="false" fo:orphans="0" fo:widows="0" fo:hyphenation-ladder-count="no-limit" style:writing-mode="lr-tb">
        <style:tab-stops>
          <style:tab-stop style:position="17cm" style:type="right" style:leader-style="dotted" style:leader-text="."/>
        </style:tab-stops>
      </style:paragraph-properties>
      <style:text-properties officeooo:paragraph-rsid="001d32a9" fo:hyphenate="false" fo:hyphenation-remain-char-count="2" fo:hyphenation-push-char-count="2"/>
    </style:style>
    <style:style style:name="P22" style:family="paragraph" style:parent-style-name="Standard">
      <style:paragraph-properties fo:text-align="center" style:justify-single-word="false" fo:orphans="0" fo:widows="0" fo:hyphenation-ladder-count="no-limit" fo:break-before="page"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23"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paragraph-rsid="001d32a9" style:text-blinking="true" style:font-name-asian="Times New Roman1" style:font-size-asian="18pt" style:font-style-asian="normal" style:font-weight-asian="bold" style:font-name-complex="Times New Roman1" fo:hyphenate="false" fo:hyphenation-remain-char-count="2" fo:hyphenation-push-char-count="2"/>
    </style:style>
    <style:style style:name="P24" style:family="paragraph" style:parent-style-name="Standard">
      <style:paragraph-properties fo:margin-left="0.751cm" fo:margin-right="0cm" fo:margin-top="0cm" fo:margin-bottom="0cm" loext:contextual-spacing="false" fo:line-height="120%" fo:text-align="center"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rsid="00163885" officeooo:paragraph-rsid="001d32a9" style:text-blinking="true" style:font-name-asian="Times New Roman1" style:font-size-asian="15.75pt" style:font-style-asian="normal" style:font-weight-asian="bold" style:font-name-complex="Times New Roman1" style:font-size-complex="18pt" style:font-weight-complex="bold" fo:hyphenate="false" fo:hyphenation-remain-char-count="2" fo:hyphenation-push-char-count="2"/>
    </style:style>
    <style:style style:name="P25"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26"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e69bc" style:text-blinking="true" style:font-name-asian="Times New Roman1" style:font-style-asian="normal" style:font-weight-asian="normal" style:font-name-complex="Times New Roman1" fo:hyphenate="false" fo:hyphenation-remain-char-count="2" fo:hyphenation-push-char-count="2"/>
    </style:style>
    <style:style style:name="P27"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8"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9"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0"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1"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text-underline-style="none" officeooo:paragraph-rsid="001d32a9" style:text-blinking="true" fo:hyphenate="false" fo:hyphenation-remain-char-count="2" fo:hyphenation-push-char-count="2"/>
    </style:style>
    <style:style style:name="P35"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36pt" fo:font-style="normal" style:text-underline-style="none" fo:font-weight="normal" officeooo:paragraph-rsid="001d32a9" style:text-blinking="true" style:font-name-asian="Times New Roman1" style:font-size-asian="36pt" style:font-style-asian="normal" style:font-weight-asian="normal" style:font-name-complex="Times New Roman1" fo:hyphenate="false" fo:hyphenation-remain-char-count="2" fo:hyphenation-push-char-count="2"/>
    </style:style>
    <style:style style:name="P36"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8pt" fo:font-style="normal" style:text-underline-style="none" fo:font-weight="bold" officeooo:paragraph-rsid="001d32a9" style:text-blinking="true" style:font-name-asian="Times New Roman1" style:font-size-asian="28pt" style:font-style-asian="normal" style:font-weight-asian="bold" style:font-name-complex="Times New Roman1" fo:hyphenate="false" fo:hyphenation-remain-char-count="2" fo:hyphenation-push-char-count="2"/>
    </style:style>
    <style:style style:name="P37"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0pt" fo:font-style="italic" style:text-underline-style="none" fo:font-weight="bold" officeooo:paragraph-rsid="001d32a9" style:text-blinking="true" style:font-name-asian="Times New Roman1" style:font-size-asian="20pt" style:font-style-asian="italic" style:font-weight-asian="bold" style:font-name-complex="Times New Roman1" fo:hyphenate="false" fo:hyphenation-remain-char-count="2" fo:hyphenation-push-char-count="2"/>
    </style:style>
    <style:style style:name="P38"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39" style:family="paragraph" style:parent-style-name="Text_20_body">
      <style:paragraph-properties fo:margin-top="0cm" fo:margin-bottom="0cm" loext:contextual-spacing="false" fo:line-height="120%" fo:text-align="justify"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0"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officeooo:paragraph-rsid="001d32a9" fo:hyphenate="false" fo:hyphenation-remain-char-count="2" fo:hyphenation-push-char-count="2"/>
    </style:style>
    <style:style style:name="P41"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tyle="normal" style:text-underline-style="none" fo:font-weight="normal" officeooo:rsid="001754b7"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2"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3"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4"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5"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officeooo:paragraph-rsid="001d32a9" fo:hyphenate="false" fo:hyphenation-remain-char-count="2" fo:hyphenation-push-char-count="2"/>
    </style:style>
    <style:style style:name="P46"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7" style:family="paragraph" style:parent-style-name="Contents_20_Heading">
      <style:paragraph-properties fo:margin-top="0.423cm" fo:margin-bottom="0.212cm" loext:contextual-spacing="false" fo:text-align="start" style:justify-single-word="false" fo:orphans="0" fo:widows="0" fo:hyphenation-ladder-count="no-limit" fo:keep-with-next="always" style:writing-mode="lr-tb"/>
      <style:text-properties officeooo:paragraph-rsid="001d32a9" fo:hyphenate="false" fo:hyphenation-remain-char-count="2" fo:hyphenation-push-char-count="2"/>
    </style:style>
    <style:style style:name="P48" style:family="paragraph" style:parent-style-name="Table_20_Contents">
      <style:text-properties fo:font-weight="bold" officeooo:rsid="00163885" officeooo:paragraph-rsid="001d32a9" style:font-weight-asian="bold" style:font-weight-complex="bold"/>
    </style:style>
    <style:style style:name="P49" style:family="paragraph" style:parent-style-name="Table_20_Contents">
      <style:text-properties officeooo:rsid="00163885" officeooo:paragraph-rsid="001d32a9"/>
    </style:style>
    <style:style style:name="P50" style:family="paragraph" style:parent-style-name="Table_20_Contents">
      <style:text-properties fo:font-weight="normal" officeooo:rsid="00163885" officeooo:paragraph-rsid="001d32a9" style:font-weight-asian="normal" style:font-weight-complex="normal"/>
    </style:style>
    <style:style style:name="P51" style:family="paragraph" style:parent-style-name="Table_20_Contents">
      <style:text-properties fo:font-weight="normal" officeooo:rsid="001754b7" officeooo:paragraph-rsid="001d32a9" style:font-weight-asian="normal" style:font-weight-complex="normal"/>
    </style:style>
    <style:style style:name="P52" style:family="paragraph" style:parent-style-name="Table_20_Contents">
      <style:text-properties officeooo:paragraph-rsid="001d32a9"/>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able_20_Contents">
      <style:paragraph-properties fo:text-align="start" style:justify-single-word="false" fo:orphans="0" fo:widows="0" fo:hyphenation-ladder-count="no-limit" style:writing-mode="lr-tb">
        <style:tab-stops/>
      </style:paragraph-properties>
      <style:text-properties style:font-name="Times New Roman" officeooo:paragraph-rsid="001e69bc" style:font-name-asian="Times New Roman1" style:font-name-complex="Times New Roman1" fo:hyphenate="false" fo:hyphenation-remain-char-count="2" fo:hyphenation-push-char-count="2"/>
    </style:style>
    <style:style style:name="P56" style:family="paragraph" style:parent-style-name="Table_20_Contents">
      <style:paragraph-properties fo:text-align="start" style:justify-single-word="false" fo:orphans="0" fo:widows="0" fo:hyphenation-ladder-count="no-limit" style:writing-mode="lr-tb">
        <style:tab-stops/>
      </style:paragraph-properties>
      <style:text-properties officeooo:rsid="002029d0" officeooo:paragraph-rsid="002029d0" fo:hyphenate="false" fo:hyphenation-remain-char-count="2" fo:hyphenation-push-char-count="2"/>
    </style:style>
    <style:style style:name="P57" style:family="paragraph" style:parent-style-name="Text_20_body" style:list-style-name="WWNum1">
      <style:paragraph-properties fo:margin-left="2.491cm" fo:margin-right="0cm" fo:margin-top="0cm" fo:margin-bottom="0cm" loext:contextual-spacing="false" fo:line-height="120%" fo:text-align="start" style:justify-single-word="false" fo:orphans="0" fo:widows="0" fo:hyphenation-ladder-count="no-limit" fo:text-indent="-0.499cm" style:auto-text-indent="false" style:writing-mode="lr-tb">
        <style:tab-stops>
          <style:tab-stop style:position="17.434cm"/>
        </style:tab-stops>
      </style:paragraph-properties>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58" style:family="paragraph" style:parent-style-name="Text_20_body" style:list-style-name="WWNum2">
      <style:paragraph-properties fo:margin-left="1.863cm" fo:margin-right="0cm" fo:margin-top="0cm" fo:margin-bottom="0cm" loext:contextual-spacing="false" fo:line-height="120%" fo:text-align="justify" style:justify-single-word="false" fo:orphans="0" fo:widows="0" fo:hyphenation-ladder-count="no-limit" fo:text-indent="-0.499cm" style:auto-text-indent="false" style:writing-mode="lr-tb">
        <style:tab-stops>
          <style:tab-stop style:position="13.039cm"/>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59" style:family="paragraph" style:parent-style-name="Text_20_body" style:list-style-name="WWNum3">
      <style:paragraph-properties fo:margin-left="3.764cm" fo:margin-right="0cm" fo:margin-top="0cm" fo:margin-bottom="0cm" loext:contextual-spacing="false" fo:line-height="120%" fo:text-align="justify" style:justify-single-word="false" fo:orphans="0" fo:widows="0" fo:hyphenation-ladder-count="no-limit" fo:text-indent="-0.635cm" style:auto-text-indent="false" style:writing-mode="lr-tb">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T1" style:family="text">
      <style:text-properties fo:font-variant="normal" fo:text-transform="none" style:text-line-through-style="none" style:text-line-through-type="none" style:font-name="Times New Roman" fo:font-style="normal" style:text-underline-style="none" fo:font-weight="normal" style:text-blinking="true" style:font-name-asian="Times New Roman1" style:font-style-asian="normal" style:font-weight-asian="normal" style:font-name-complex="Times New Roman1"/>
    </style:style>
    <style:style style:name="T2" style:family="text">
      <style:text-properties fo:font-variant="normal" fo:text-transform="none" style:text-line-through-style="none" style:text-line-through-type="none" style:font-name="Times New Roman" fo:font-style="normal" style:text-underline-style="none" fo:font-weight="normal" officeooo:rsid="00187fe3" style:text-blinking="true" style:font-name-asian="Times New Roman1" style:font-style-asian="normal" style:font-weight-asian="normal" style:font-name-complex="Times New Roman1"/>
    </style:style>
    <style:style style:name="T3" style:family="text">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style:text-blinking="true" style:font-name-asian="Times New Roman1" style:font-size-asian="18pt" style:font-style-asian="normal" style:font-weight-asian="bold" style:font-name-complex="Times New Roman1"/>
    </style:style>
    <style:style style:name="T4" style:family="text">
      <style:text-properties fo:font-variant="normal" fo:text-transform="none" style:text-line-through-style="none" style:text-line-through-type="none" style:font-name="Calibri" fo:font-style="italic" style:text-underline-style="none" fo:font-weight="bold" style:text-blinking="true" style:font-name-asian="Calibri1" style:font-style-asian="italic" style:font-weight-asian="bold" style:font-name-complex="Calibri1"/>
    </style:style>
    <style:style style:name="T5" style:family="text">
      <style:text-properties fo:font-variant="normal" fo:text-transform="none" style:text-line-through-style="none" style:text-line-through-type="none" style:font-name="Calibri" fo:font-style="normal" style:text-underline-style="none" fo:font-weight="normal" style:text-blinking="true" style:font-name-asian="Calibri1" style:font-style-asian="normal" style:font-weight-asian="normal" style:font-name-complex="Calibri1"/>
    </style:style>
    <style:style style:name="T6" style:family="text">
      <style:text-properties fo:font-size="18pt" style:text-underline-style="solid" style:text-underline-width="auto" style:text-underline-color="font-color" fo:font-weight="bold" style:font-size-asian="18pt" style:font-weight-asian="bold"/>
    </style:style>
    <style:style style:name="T7" style:family="text">
      <style:text-properties style:text-underline-style="none" fo:font-weight="normal" style:font-weight-asian="normal"/>
    </style:style>
    <style:style style:name="T8" style:family="text">
      <style:text-properties style:text-underline-style="none" fo:font-weight="normal" officeooo:rsid="00187fe3" style:font-weight-asian="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87fe3" style:font-weight-asian="bold" style:font-weight-complex="bold"/>
    </style:style>
    <style:style style:name="T11" style:family="text">
      <style:text-properties fo:font-weight="bold" style:font-weight-asian="bold" style:font-weight-complex="bold"/>
    </style:style>
    <style:style style:name="T12" style:family="text">
      <style:text-properties style:font-name="sans-serif" fo:font-size="11pt" style:font-name-asian="sans-serif1" style:font-size-asian="11pt" style:font-name-complex="sans-serif1"/>
    </style:style>
    <style:style style:name="T13" style:family="text">
      <style:text-properties style:text-underline-style="solid" style:text-underline-width="auto" style:text-underline-color="font-color" fo:font-weight="normal" style:font-weight-asian="normal"/>
    </style:style>
    <style:style style:name="T14" style:family="text">
      <style:text-properties style:text-underline-style="solid" style:text-underline-width="auto" style:text-underline-color="font-color" fo:font-weight="normal" officeooo:rsid="00187fe3" style:font-weight-asian="normal"/>
    </style:style>
    <style:style style:name="T15" style:family="text">
      <style:text-properties fo:font-size="14pt" style:text-underline-style="solid" style:text-underline-width="auto" style:text-underline-color="font-color" fo:font-weight="bold" style:font-size-asian="14pt" style:font-weight-asian="bold"/>
    </style:style>
    <style:style style:name="T16" style:family="text">
      <style:text-properties fo:font-size="14pt" style:text-underline-style="solid" style:text-underline-width="auto" style:text-underline-color="font-color" fo:font-weight="bold" officeooo:rsid="001d32a9" style:font-size-asian="14pt" style:font-weight-asian="bold"/>
    </style:style>
    <style:style style:name="T17" style:family="text">
      <style:text-properties fo:font-size="14pt" style:text-underline-style="none" fo:font-weight="normal" style:font-size-asian="14pt" style:font-weight-asian="normal"/>
    </style:style>
    <style:style style:name="T18" style:family="text">
      <style:text-properties officeooo:rsid="00187fe3"/>
    </style:style>
    <style:style style:name="T19" style:family="text">
      <style:text-properties style:font-name="Times New Roman" style:font-name-asian="Times New Roman1" style:font-name-complex="Times New Roman1"/>
    </style:style>
    <style:style style:name="T20" style:family="text">
      <style:text-properties style:font-name="Times New Roman" fo:font-size="14pt" style:text-underline-style="none" fo:font-weight="normal" style:font-size-asian="14pt" style:font-weight-asian="normal"/>
    </style:style>
    <style:style style:name="T21" style:family="text">
      <style:text-properties officeooo:rsid="001754b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35">Gestión de proyectos</text:p>
      <text:p text:style-name="P40"/>
      <text:p text:style-name="P36">Plan de Gestión de la Configuración </text:p>
      <text:p text:style-name="P37">Planificación de la GC y sus actividades</text:p>
      <text:p text:style-name="P34"/>
      <text:p text:style-name="P40"><text:line-break/><text:line-break/><text:line-break/><text:line-break/><text:line-break/></text:p>
      <text:p text:style-name="P38">MIEMBROS DEL GRUPO:</text:p>
      <text:list xml:id="list4687099317857170499" text:style-name="WWNum1">
        <text:list-item>
          <text:p text:style-name="P57">Sergio Rey Blanco</text:p>
        </text:list-item>
        <text:list-item>
          <text:p text:style-name="P57">Abraham Rial Carreira</text:p>
        </text:list-item>
        <text:list-item>
          <text:p text:style-name="P57">Germán Rodríguez Alonso</text:p>
        </text:list-item>
        <text:list-item>
          <text:p text:style-name="P57">Rodrigo Rey Duarte</text:p>
        </text:list-item>
      </text:list>
      <text:p text:style-name="P43">FECHA DE ENTREGA: 04/10/2018</text:p>
      <text:p text:style-name="P43"/>
      <text:p text:style-name="P43"/>
      <text:p text:style-name="P44"/>
      <text:p text:style-name="P10"/>
      <text:p text:style-name="P22">Indice</text:p>
      <text:p text:style-name="P11"/>
      <text:p text:style-name="P4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3">Introducción<text:tab/>4</text:p>
          <text:p text:style-name="P54">Propósito y alcance<text:tab/>4</text:p>
          <text:p text:style-name="P54">Definiciones<text:tab/>4</text:p>
          <text:p text:style-name="P54">Referencias<text:tab/>4</text:p>
          <text:p text:style-name="P53">Roles de los miembros del grupo<text:tab/>5</text:p>
          <text:p text:style-name="P54">Roles definidos:<text:tab/>5</text:p>
          <text:p text:style-name="P53">Sistema de gestión de configuración<text:tab/>6</text:p>
          <text:p text:style-name="P54">Herramientas usadas:<text:tab/>6</text:p>
          <text:p text:style-name="P53">Actividades de Gestión de Configuración<text:tab/>7</text:p>
          <text:p text:style-name="P54">Preparación del proceso:<text:tab/>7</text:p>
          <text:p text:style-name="P32">1.1 Planificación del proceso de GC:<text:tab/>7</text:p>
          <text:p text:style-name="P32">1.2 Identificación de los elementos de configuración:<text:tab/>7</text:p>
          <text:p text:style-name="P32">1.3 Establecer líneas base:<text:tab/>8</text:p>
          <text:p text:style-name="P32">1.4 Establecer un sistema de almacenamiento de archivos:<text:tab/>8</text:p>
          <text:p text:style-name="P32">1.5 Establecer un sistema de gestión de cambio:<text:tab/>8</text:p>
          <text:p text:style-name="P32">1.6 Establecer auditorías y gestión de entregas:<text:tab/>9</text:p>
          <text:p text:style-name="P53">Proceso de control de cambios<text:tab/>10</text:p>
          <text:p text:style-name="P54">Cambios de tipo 1:<text:tab/>10</text:p>
          <text:p text:style-name="P32">1.1 Identificación del problema:<text:tab/>10</text:p>
          <text:p text:style-name="P32">1.2 Solución del problema:<text:tab/>10</text:p>
          <text:p text:style-name="P32">1.3 Validación:<text:tab/>10</text:p>
          <text:p text:style-name="P54">Cambios de tipo 2:<text:tab/>11</text:p>
          <text:p text:style-name="P32">2.1 Identificación del problema:<text:tab/>11</text:p>
          <text:p text:style-name="P32">2.2 Discusión, análisis y elección de soluciones:<text:tab/>11</text:p>
          <text:p text:style-name="P33">2.2.1 Estimación SCRUM:<text:tab/>11</text:p>
          <text:p text:style-name="P32">2.3 Solución del problema:<text:tab/>11</text:p>
          <text:p text:style-name="P32">2.4 Revisión de la solución implementada:<text:tab/>12</text:p>
          <text:p text:style-name="P32">2.5a Validación de solución:<text:tab/>12</text:p>
          <text:p text:style-name="P32">2.5b Ajuste de solución:<text:tab/>12</text:p>
          <text:p text:style-name="P53">Elementos accesorio del plan de GC<text:tab/>14</text:p>
          <text:p text:style-name="P54">Lecciones aprendidas:<text:tab/>14</text:p>
          <text:p text:style-name="P53">Anexo Cambios<text:tab/>15</text:p>
        </text:index-body>
      </text:table-of-content>
      <text:p text:style-name="P21"/>
      <text:p text:style-name="P12"/>
      <text:p text:style-name="P22"><text:toc-mark-start text:id="IMark126892444" text:outline-level="1"/>Introducción<text:toc-mark-end text:id="IMark126892444"/></text:p>
      <text:p text:style-name="P11"/>
      <text:p text:style-name="P17"><text:toc-mark-start text:id="IMark126892444" text:outline-level="2"/>Propósito y alcance<text:toc-mark-end text:id="IMark126892444"/></text:p>
      <text:p text:style-name="P15"/>
      <text:p text:style-name="P15">Este es un plan de gestión de la configuración pensado para un proyecto de grupos pequeños, entre 3 y 5 personas, en el cual los elementos de configuración son fácilmente definibles debido a la estructuración del proyecto, y las líneas base están predefinidas por un supervisor como entregas que se realizarán y entregarán a dicho supervisor, de manera generalmente bisemanal. Algo a tener en cuenta es que el proyecto no es el foco exclusivo de los miembros, por lo cual muchos aspectos de este perderán formalidad a favor de eficiencia.</text:p>
      <text:p text:style-name="P15"/>
      <text:p text:style-name="P15"/>
      <text:p text:style-name="P17"><text:toc-mark-start text:id="IMark126892444" text:outline-level="2"/>Definiciones<text:toc-mark-end text:id="IMark126892444"/></text:p>
      <text:p text:style-name="P17"/>
      <text:p text:style-name="P15"><text:span text:style-name="T11">Google</text:span> <text:span text:style-name="T11">Drive</text:span> → Google Drive será utilizado como control de entregables, de manera que cada línea base que se obtenga será subida a Google Drive con una nomenclatura adecuada (<text:span text:style-name="T12">&lt;GrpX&gt;_&lt;PRACTICA XX&gt;_&lt;Nombre PRÁCTICA&gt;_&lt;AAMMDD&gt;_[v&lt;version&gt;]</text:span>), prefiriendo usar Github para realizar cambios y coordinar trabajo y no controlar las versiones.</text:p>
      <text:p text:style-name="P15"/>
      <text:p text:style-name="P10"><text:span text:style-name="T9">Issues</text:span><text:span text:style-name="T7"> (</text:span><text:span text:style-name="T13">Github</text:span><text:span text:style-name="T7">)→ El sistema de issues (problemas/incidencias) de Github es un sistema que permite resaltar partes de un proyecto y dejar comentarios sobre el mismo indicando el problema con ellas mediante un sistema de comentarios, al cual el resto de contribuyentes del repositorio pueden responder.</text:span></text:p>
      <text:p text:style-name="P15"/>
      <text:p text:style-name="P17"><text:toc-mark-start text:id="IMark126892444" text:outline-level="2"/>Referencias<text:toc-mark-end text:id="IMark126892444"/></text:p>
      <text:p text:style-name="P15"/>
      <text:p text:style-name="P10"><text:span text:style-name="T9">Manual</text:span><text:span text:style-name="T7"> </text:span><text:span text:style-name="T9">de</text:span><text:span text:style-name="T7"> </text:span><text:span text:style-name="T9">Github</text:span><text:span text:style-name="T7"> → Para consultas en lo relativo a Github, que ha sido la plataforma escogida para nuestro repositorio.</text:span></text:p>
      <text:p text:style-name="P15"/>
      <text:p text:style-name="P10"><text:span text:style-name="T9">Manual</text:span><text:span text:style-name="T7"> </text:span><text:span text:style-name="T9">oficial</text:span><text:span text:style-name="T7"> </text:span><text:span text:style-name="T9">de</text:span><text:span text:style-name="T7"> </text:span><text:span text:style-name="T9">Github</text:span><text:span text:style-name="T7"> </text:span><text:span text:style-name="T9">Desktop</text:span><text:span text:style-name="T7"> → Manual de uso para principiantes de la aplicación de escritorio de Github, que se ha utilizado para facilitar el proceso de gestión de versiones.</text:span></text:p>
      <text:p text:style-name="P15"/>
      <text:p text:style-name="P15"/>
      <text:p text:style-name="P22"><text:toc-mark-start text:id="IMark126892444" text:outline-level="1"/>Roles de los miembros del grupo<text:toc-mark-end text:id="IMark126892444"/></text:p>
      <text:p text:style-name="P11"/>
      <text:p text:style-name="P17"><text:toc-mark-start text:id="IMark126892444" text:outline-level="2"/>Roles definidos:<text:toc-mark-end text:id="IMark126892444"/></text:p>
      <text:p text:style-name="P17"/>
      <text:p text:style-name="P15">Los roles definidos para este proyecto se separan en roles de gestión de proyecto y roles de gestión de calidad del proyecto. Los de gestión de proyecto son:</text:p>
      <text:p text:style-name="P15"/>
      <text:p text:style-name="P10"><text:span text:style-name="T7"><text:tab/></text:span><text:span text:style-name="T13">Gestor de configuración.</text:span></text:p>
      <text:p text:style-name="P15"/>
      <text:p text:style-name="P15">Mientras que los de gestión de calidad son:</text:p>
      <text:p text:style-name="P15"/>
      <text:p text:style-name="P10"><text:span text:style-name="T7"><text:tab/></text:span><text:span text:style-name="T13">Gestor documental.</text:span></text:p>
      <text:p text:style-name="P10"><text:span text:style-name="T7"><text:tab/></text:span><text:span text:style-name="T13">Asegurador de calidad.</text:span></text:p>
      <text:p text:style-name="P15"/>
      <text:p text:style-name="P15">Estos roles quedan aquí definidos y se explicarán a continuación, pero su asignación se realizará en la Acta de constitución del proyecto, y mencionará en la memoria del proyecto.</text:p>
      <text:p text:style-name="P15"/>
      <text:p text:style-name="P15">Responsabilidades de los roles:</text:p>
      <text:p text:style-name="P15"/>
      <text:p text:style-name="P10"><text:span text:style-name="T7"><text:tab/></text:span><text:span text:style-name="T9">Gestor de configuración</text:span><text:span text:style-name="T7">: <text:s/>el gestor de configuración se encarga de realizar el plan de gestión de configuración, y asegurarse de que este es seguido por el resto de miembros del grupo, mediante enseñanza del proceso y la creación de checkeos en el plan.</text:span></text:p>
      <text:p text:style-name="P15"/>
      <text:p text:style-name="P10"><text:span text:style-name="T7"><text:tab/></text:span><text:span text:style-name="T9">Gestor</text:span><text:span text:style-name="T7"> </text:span><text:span text:style-name="T9">documental</text:span><text:span text:style-name="T7">: el gestor documental es el encargado de asegurarse de que todos los documentos están propiamente formateados y organizados en lo que respecta a su nombre y localización en las carpetas del proyecto.</text:span></text:p>
      <text:p text:style-name="P15"/>
      <text:p text:style-name="P10"><text:span text:style-name="T7"><text:tab/></text:span><text:span text:style-name="T9">Asegurador</text:span><text:span text:style-name="T7"> </text:span><text:span text:style-name="T9">de</text:span><text:span text:style-name="T7"> </text:span><text:span text:style-name="T9">calidad</text:span><text:span text:style-name="T7">: el asegurador de calidad es el encargado de revisar los documentos de manera constante para asegurar que estos tienen la calidad adecuada, tanto en lo que respecta a su completud y claridad, como en detalles de menor importancia como errores ortográficos y similares.</text:span></text:p>
      <text:p text:style-name="P10"/>
      <text:p text:style-name="P15">Estos roles se asignan en la memoria en el apartado de interesados, y son también mencionados en el acta de constitución.</text:p>
      <text:p text:style-name="P15"/>
      <text:p text:style-name="P15"/>
      <text:p text:style-name="P22"><text:toc-mark-start text:id="IMark126892444" text:outline-level="1"/>Sistema de gestión de configuración<text:toc-mark-end text:id="IMark126892444"/></text:p>
      <text:p text:style-name="P11"/>
      <text:p text:style-name="P17"><text:toc-mark-start text:id="IMark126892444" text:outline-level="2"/>Herramientas usadas:<text:toc-mark-end text:id="IMark126892444"/></text:p>
      <text:p text:style-name="P17"/>
      <text:p text:style-name="P10"><text:span text:style-name="T7"><text:tab/></text:span><text:span text:style-name="T10">Github</text:span><text:span text:style-name="T8">: se utiliza github como repositorio del proyecto, y el sistema de commits como herramienta de control de cambios, de manera que podemos en cualquier momento realizar rollbacks para volver a versiones anteriores, y en el historial de cambios comprobar los cambios realizados al proyecto por cada miembro del grupo.</text:span></text:p>
      <text:p text:style-name="P10"><text:span text:style-name="T8"><text:tab/></text:span><text:span text:style-name="T10">Github</text:span><text:span text:style-name="T8"> (</text:span><text:span text:style-name="T14">issues</text:span><text:span text:style-name="T8">): se utiliza el sistema de issues de github como sistema de validación, tal que antes de cada entrega se creará un issue en github donde los miembros del grupo pueden confirmar o rechazar la versión actual del proyecto y explicarse mediante comentarios.</text:span></text:p>
      <text:p text:style-name="P16"/>
      <text:p text:style-name="P10"><text:span text:style-name="T7"><text:tab/></text:span><text:span text:style-name="T9">Whatsapp</text:span><text:span text:style-name="T7"> </text:span><text:span text:style-name="T9">Messenger</text:span><text:span text:style-name="T7">:Se utiliza como método de comunicación entre los miembros del grupo, pues al realizarse este proyecto en localizaciones físicamente separadas, necesitamos una aplicación de comunicación a distancia, y esta estaba disponible y ya era utilizada previamente por todos los miembros.</text:span></text:p>
      <text:p text:style-name="P15"/>
      <text:p text:style-name="P10"><text:span text:style-name="T7"><text:tab/></text:span><text:span text:style-name="T9">Google</text:span><text:span text:style-name="T7"> </text:span><text:span text:style-name="T9">Drive</text:span><text:span text:style-name="T7">: Se utiliza Google Drive con dos propósitos, el primero es la puesta en común de los documentos iniciales que se proporcionaron, lo cual nos da fácil acceso a ellos y permite utilizar el sistema de anotaciones de documentos para compartir anotaciones y observaciones sobre los mismos. El segundo propósito es como control de versiones, de manera que tenemos una carpeta en la cual guardaremos las entregas que se utilizaron como líneas base cada vez que realicemos una entrega, tal que podamos en cualquier momento acceder a una línea base anterior si es necesario. Una alternativa sería el sistema de entregas del CV de la USC, pero esto solo permite acceso al que realiza originalmente la entrega y no es fiable por múltiples razones.</text:span></text:p>
      <text:p text:style-name="P15"/>
      <text:p text:style-name="P10"><text:span text:style-name="T7"><text:tab/></text:span><text:span text:style-name="T9">Libreoffice</text:span><text:span text:style-name="T7"> </text:span><text:span text:style-name="T9">Writer</text:span><text:span text:style-name="T7">/</text:span><text:span text:style-name="T9">Microsoft</text:span><text:span text:style-name="T7"> </text:span><text:span text:style-name="T9">Word</text:span><text:span text:style-name="T7"> </text:span><text:span text:style-name="T9">Writer</text:span><text:span text:style-name="T7">: utilizamos los editores de texto como resolutor de conflictos para archivos de texto no planos, pues los archivos de texto planos tienen una interfaz propia en Github.</text:span></text:p>
      <text:p text:style-name="P22"/>
      <text:p text:style-name="P11"><text:toc-mark-start text:id="IMark126892444" text:outline-level="1"/>Actividades de Gestión de Configuración<text:toc-mark-end text:id="IMark126892444"/></text:p>
      <text:p text:style-name="P11"/>
      <text:p text:style-name="P10"><text:span text:style-name="T6">1. </text:span><text:toc-mark-start text:id="IMark126892444" text:outline-level="2"/><text:span text:style-name="T6">Preparación del proceso:</text:span><text:toc-mark-end text:id="IMark126892444"/></text:p>
      <text:p text:style-name="P17"/>
      <text:p text:style-name="P14"><text:toc-mark-start text:id="IMark126892444" text:outline-level="3"/>1.1 Planificación del proceso de GC:<text:toc-mark-end text:id="IMark126892444"/></text:p>
      <text:p text:style-name="P18"/>
      <text:p text:style-name="P41"><text:tab/>La planificación del proceso incluye el documento en el que describimos esta actividad.</text:p>
      <text:p text:style-name="P41"><text:tab/>El proceso de GC se aplicará al resto de documentos inicialmente de manera individual por parte de cada miembro responsable del documento, y finalmente una vez más por el asegurador de la calidad, que comprobará los documentos y determinará cuales necesitan cambios, si se está siguiendo apropiadamente la GC sobre ellos, etc.</text:p>
      <text:p text:style-name="P17"/>
      <text:p text:style-name="P14"><text:toc-mark-start text:id="IMark126892444" text:outline-level="3"/>1.2 Identificación de los elementos de configuración:<text:toc-mark-end text:id="IMark126892444"/></text:p>
      <text:p text:style-name="P18"/>
      <text:p text:style-name="P41"><text:tab/>Los elementos de configuración quedan identificados como los entregables individuales del proyecto, es decir, todo documento individual que se tenga que entregar al cliente como parte de este proyecto una vez se finalice el mismo.</text:p>
      <text:p text:style-name="P41"><text:tab/>Para identificar adecuadamente los ECS seguiremos un proceso de nomenclatura establecido en el proyecto, tal que los documentos tendrán como nombre:</text:p>
      <text:p text:style-name="P29"><text:tab/>GrpX_Etiqueta de tipo_fecha_descripcion_version.</text:p>
      <text:p text:style-name="P3"/>
      <text:p text:style-name="P3"><text:tab/>Los ECS seleccionados aparecerán en la memoria, en el apartado de GC.</text:p>
      <text:p text:style-name="P29"/>
      <text:p text:style-name="P29"><text:tab/><text:span text:style-name="T18">Además incluiremos aquí la librería de etiquetas que utilizamos para identificar cada tipo de documento:</text:span></text:p>
      <text:p text:style-name="P29"/>
      <text:p text:style-name="P2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5">Tipo</text:p>
          </table:table-cell>
          <table:table-cell table:style-name="Tabla1.A1" office:value-type="string">
            <text:p text:style-name="P55">Descripción</text:p>
          </table:table-cell>
          <table:table-cell table:style-name="Tabla1.C1" office:value-type="string">
            <text:p text:style-name="P55">Abreviatura</text:p>
          </table:table-cell>
        </table:table-row>
        <table:table-row table:style-name="Tabla1.1">
          <table:table-cell table:style-name="Tabla1.A2" office:value-type="string">
            <text:p text:style-name="P55">Plan de gestión de configuración</text:p>
          </table:table-cell>
          <table:table-cell table:style-name="Tabla1.A2" office:value-type="string">
            <text:p text:style-name="P55">Documento en el que se planifica la gestión de configuración de proyectos que sigue la empresa.</text:p>
          </table:table-cell>
          <table:table-cell table:style-name="Tabla1.C2" office:value-type="string">
            <text:p text:style-name="P55">PGC</text:p>
          </table:table-cell>
        </table:table-row>
        <table:table-row table:style-name="Tabla1.1">
          <table:table-cell table:style-name="Tabla1.A2" office:value-type="string">
            <text:p text:style-name="P55">Plantilla de petición de cambio</text:p>
          </table:table-cell>
          <table:table-cell table:style-name="Tabla1.A2" office:value-type="string">
            <text:p text:style-name="P55">Plantilla utilizada para realizar solicitudes de cambio como parte del proceso de gestión de cambio para cambios de tipo 2.</text:p>
          </table:table-cell>
          <table:table-cell table:style-name="Tabla1.C2" office:value-type="string">
            <text:p text:style-name="P55">PPC</text:p>
          </table:table-cell>
        </table:table-row>
        <table:table-row table:style-name="Tabla1.1">
          <table:table-cell table:style-name="Tabla1.A2" office:value-type="string">
            <text:p text:style-name="P20">Plantilla de propuesta de solución</text:p>
          </table:table-cell>
          <table:table-cell table:style-name="Tabla1.A2" office:value-type="string">
            <text:p text:style-name="P20">Plantilla utilizada para registrar la solución a un problema del que se haya informado en una solicitud de cambio.</text:p>
          </table:table-cell>
          <table:table-cell table:style-name="Tabla1.C2" office:value-type="string">
            <text:p text:style-name="P20">PPS</text:p>
          </table:table-cell>
        </table:table-row>
        <table:table-row table:style-name="Tabla1.1">
          <table:table-cell table:style-name="Tabla1.A2" office:value-type="string">
            <text:p text:style-name="P55">Plantilla de ajuste de solución</text:p>
          </table:table-cell>
          <table:table-cell table:style-name="Tabla1.A2" office:value-type="string">
            <text:p text:style-name="P20"><text:span text:style-name="T19">Plantilla utilizada para ajustar una solución en caso de que esta de problemas como parte del proceso de gestión </text:span><text:soft-page-break/><text:span text:style-name="T19">de cambio para cambios de tipo 2.</text:span></text:p>
          </table:table-cell>
          <table:table-cell table:style-name="Tabla1.C2" office:value-type="string">
            <text:p text:style-name="P55">PAS</text:p>
          </table:table-cell>
        </table:table-row>
        <table:table-row table:style-name="Tabla1.1">
          <table:table-cell table:style-name="Tabla1.A2" office:value-type="string">
            <text:p text:style-name="P20">Memoria de proyecto</text:p>
          </table:table-cell>
          <table:table-cell table:style-name="Tabla1.A2" office:value-type="string">
            <text:p text:style-name="P20">Documento que describe la realización del proyecto paso a paso</text:p>
          </table:table-cell>
          <table:table-cell table:style-name="Tabla1.C2" office:value-type="string">
            <text:p text:style-name="P20">MEP</text:p>
          </table:table-cell>
        </table:table-row>
        <table:table-row table:style-name="Tabla1.1">
          <table:table-cell table:style-name="Tabla1.A2" office:value-type="string">
            <text:p text:style-name="P20">Acta de constitución del proyecto</text:p>
          </table:table-cell>
          <table:table-cell table:style-name="Tabla1.A2" office:value-type="string">
            <text:p text:style-name="P20">Es el documento que establece la relación de colaboración entre organización ejecutora y solicitante</text:p>
          </table:table-cell>
          <table:table-cell table:style-name="Tabla1.C2" office:value-type="string">
            <text:p text:style-name="P20">ADC</text:p>
          </table:table-cell>
        </table:table-row>
        <table:table-row table:style-name="Tabla1.1">
          <table:table-cell table:style-name="Tabla1.A2" office:value-type="string">
            <text:p text:style-name="P20">Matriz de trazabilidad</text:p>
          </table:table-cell>
          <table:table-cell table:style-name="Tabla1.A2" office:value-type="string">
            <text:p text:style-name="P20">Matriz que relaciona los requisitos no funcionales y funcionales con los de información</text:p>
          </table:table-cell>
          <table:table-cell table:style-name="Tabla1.C2" office:value-type="string">
            <text:p text:style-name="P20">MTT</text:p>
          </table:table-cell>
        </table:table-row>
        <table:table-row table:style-name="Tabla1.1">
          <table:table-cell table:style-name="Tabla1.A2" office:value-type="string">
            <text:p text:style-name="P20">Planificaciones Gantt</text:p>
          </table:table-cell>
          <table:table-cell table:style-name="Tabla1.A2" office:value-type="string">
            <text:p text:style-name="P20">Archivo de planificación temporal o distribución de trabajo en forma de diagrama.</text:p>
          </table:table-cell>
          <table:table-cell table:style-name="Tabla1.C2" office:value-type="string">
            <text:p text:style-name="P20">GNT</text:p>
          </table:table-cell>
        </table:table-row>
        <table:table-row table:style-name="Tabla1.1">
          <table:table-cell table:style-name="Tabla1.A2" office:value-type="string">
            <text:p text:style-name="P20">Documento de desarrollo de prácticas</text:p>
          </table:table-cell>
          <table:table-cell table:style-name="Tabla1.A2" office:value-type="string">
            <text:p text:style-name="P20">Documento en el cual se describe el desarrollo de prácticas en el formato marcado por la plantilla que se nos proporciona.</text:p>
          </table:table-cell>
          <table:table-cell table:style-name="Tabla1.C2" office:value-type="string">
            <text:p text:style-name="P20">DDP</text:p>
          </table:table-cell>
        </table:table-row>
        <table:table-row table:style-name="Tabla1.1">
          <table:table-cell table:style-name="Tabla1.A2" office:value-type="string">
            <text:p text:style-name="P20">Documento de estimación de requisitos</text:p>
          </table:table-cell>
          <table:table-cell table:style-name="Tabla1.A2" office:value-type="string">
            <text:p text:style-name="P20">Matrices de estimación de los costes temporales de desarrollo de los requisitos funcionales y de información del proyecto.</text:p>
          </table:table-cell>
          <table:table-cell table:style-name="Tabla1.C2" office:value-type="string">
            <text:p text:style-name="P20">DER</text:p>
          </table:table-cell>
        </table:table-row>
        <table:table-row table:style-name="Tabla1.1">
          <table:table-cell table:style-name="Tabla1.A2" office:value-type="string">
            <text:p text:style-name="P20">Matriz de interesados</text:p>
          </table:table-cell>
          <table:table-cell table:style-name="Tabla1.A2" office:value-type="string">
            <text:p text:style-name="P20">Lista los interesados en el proyecto y datos como su rol, influencia, nivel de apoyo, etc</text:p>
          </table:table-cell>
          <table:table-cell table:style-name="Tabla1.C2" office:value-type="string">
            <text:p text:style-name="P20">MTI</text:p>
          </table:table-cell>
        </table:table-row>
        <table:table-row table:style-name="Tabla1.1">
          <table:table-cell table:style-name="Tabla1.A2" office:value-type="string">
            <text:p text:style-name="P20">Matriz de gestión de interesados</text:p>
          </table:table-cell>
          <table:table-cell table:style-name="Tabla1.A2" office:value-type="string">
            <text:p text:style-name="P20">Lista los interesados del proyecto y define la comunicación con los mismos, la estrategia de comunicación, el nivel, sus necesidades, etc.</text:p>
          </table:table-cell>
          <table:table-cell table:style-name="Tabla1.C2" office:value-type="string">
            <text:p text:style-name="P20">MGI</text:p>
          </table:table-cell>
        </table:table-row>
        <table:table-row table:style-name="Tabla1.1">
          <table:table-cell table:style-name="Tabla1.A2" office:value-type="string">
            <text:p text:style-name="P20">Tabla de complejidades de requisitos</text:p>
          </table:table-cell>
          <table:table-cell table:style-name="Tabla1.A2" office:value-type="string">
            <text:p text:style-name="P20">Esta tabla describe en que consiste cada nivel de complejidad de los elementos de un requisito de proyecto.</text:p>
          </table:table-cell>
          <table:table-cell table:style-name="Tabla1.C2" office:value-type="string">
            <text:p text:style-name="P20">TCR</text:p>
          </table:table-cell>
        </table:table-row>
        <table:table-row table:style-name="Tabla1.1">
          <table:table-cell table:style-name="Tabla1.A2" office:value-type="string">
            <text:p text:style-name="P20">Documentos de distribución de trabajo</text:p>
          </table:table-cell>
          <table:table-cell table:style-name="Tabla1.A2" office:value-type="string">
            <text:p text:style-name="P20">Documento en formato Work Breakdown Structure, que detalla la distribución de trabajo de una tarea.</text:p>
          </table:table-cell>
          <table:table-cell table:style-name="Tabla1.C2" office:value-type="string">
            <text:p text:style-name="P20">WBS</text:p>
          </table:table-cell>
        </table:table-row>
        <table:table-row table:style-name="Tabla1.1">
          <table:table-cell table:style-name="Tabla1.A2" office:value-type="string">
            <text:p text:style-name="P20">Diagrama de hitos</text:p>
          </table:table-cell>
          <table:table-cell table:style-name="Tabla1.A2" office:value-type="string">
            <text:p text:style-name="P20">Diagrama que detalla las tareas hito de un proceso.</text:p>
          </table:table-cell>
          <table:table-cell table:style-name="Tabla1.C2" office:value-type="string">
            <text:p text:style-name="P20">DDH</text:p>
          </table:table-cell>
        </table:table-row>
        <table:table-row table:style-name="Tabla1.1">
          <table:table-cell table:style-name="Tabla1.A2" office:value-type="string">
            <text:p text:style-name="P56">Plantilla de análisis económico</text:p>
          </table:table-cell>
          <table:table-cell table:style-name="Tabla1.A2" office:value-type="string">
            <text:p text:style-name="P56">Tabla excel de análisis de gastos ingresos y beneficios del proyecto</text:p>
          </table:table-cell>
          <table:table-cell table:style-name="Tabla1.C2" office:value-type="string">
            <text:p text:style-name="P56">PAE</text:p>
          </table:table-cell>
        </table:table-row>
        <table:table-row table:style-name="Tabla1.1">
          <table:table-cell table:style-name="Tabla1.A2" office:value-type="string">
            <text:p text:style-name="P56">Linea base de costes</text:p>
          </table:table-cell>
          <table:table-cell table:style-name="Tabla1.A2" office:value-type="string">
            <text:p text:style-name="P56">Documento que contiene la línea base de costes del proyecto</text:p>
          </table:table-cell>
          <table:table-cell table:style-name="Tabla1.C2" office:value-type="string">
            <text:p text:style-name="P56">LBC</text:p>
          </table:table-cell>
        </table:table-row>
      </table:table>
      <text:p text:style-name="P26"/>
      <text:p text:style-name="P29"/>
      <text:p text:style-name="P14"><text:toc-mark-start text:id="IMark126892444" text:outline-level="3"/>1.3 Establecer líneas base:<text:toc-mark-end text:id="IMark126892444"/></text:p>
      <text:p text:style-name="P18"/>
      <text:p text:style-name="P42"><text:bookmark text:name="docs-internal-guid-170717f1-7fff-0e71-d7d9-b89cbd253e9211"/>Descripción: </text:p>
      <text:p text:style-name="P29">Este paso, aunque normalmente vital, no es necesario en este proyecto, debido a que estas han sido preestablecidas por el supervisor. Aún así incluimos la actividad para destacar que las líneas base coinciden con las entregas a realizar de manera generalmente bisemanal.</text:p>
      <text:p text:style-name="P29"/>
      <text:p text:style-name="P29"/>
      <text:p text:style-name="P10"><text:toc-mark-start text:id="IMark126892444" text:outline-level="3"/><text:span text:style-name="T15">1.</text:span><text:span text:style-name="T16">4</text:span><text:span text:style-name="T15"> Establecer un sistema de almacenamiento de archivos:</text:span><text:toc-mark-end text:id="IMark126892444"/></text:p>
      <text:p text:style-name="P18"/>
      <text:p text:style-name="P42"><text:bookmark text:name="docs-internal-guid-170717f1-7fff-0e71-d7d9-b89cbd253e92122"/><text:soft-page-break/>Descripción: </text:p>
      <text:p text:style-name="P29">En esta actividad establecemos un sistema de almacenamiento de los archivos del proyecto, de manera que queden correctamente organizados en carpetas basándonos en su función, parte del proyecto a la que pertenecen, etc.</text:p>
      <text:p text:style-name="P39">Productos o resultados de la actividad: </text:p>
      <text:list xml:id="list5012773594659483400" text:style-name="WWNum2">
        <text:list-item>
          <text:p text:style-name="P58">Estructura de carpetas para guardar los archivos del proyecto de manera ordenada</text:p>
        </text:list-item>
      </text:list>
      <text:p text:style-name="P6">Consecuencias de su no realización o su realización incorrecta: </text:p>
      <text:p text:style-name="P29">La no realización de esta actividad causa dificultades en la gestión de archivos y ejecución del plan de gestión de configuración, además del acceso a la información del proyecto.</text:p>
      <text:p text:style-name="P2"/>
      <text:p text:style-name="P29"/>
      <text:p text:style-name="P14"><text:toc-mark-start text:id="IMark126892684" text:outline-level="3"/>1.5 Establecer un sistema de gestión de cambio:<text:toc-mark-end text:id="IMark126892684"/></text:p>
      <text:p text:style-name="P18"/>
      <text:p text:style-name="P42"><text:bookmark text:name="docs-internal-guid-170717f1-7fff-0e71-d7d9-b89cbd253e9212"/>Descripción: </text:p>
      <text:p text:style-name="P29">En esta actividad estableceremos un sistema de gestión de cambio que nos permita seguir la organización establecida en el enunciado del proyecto, de manera que se cumplan los requisitos de GC proporcionados.</text:p>
      <text:p text:style-name="P39">Productos o resultados de la actividad: </text:p>
      <text:list xml:id="list193948334094553" text:continue-numbering="true" text:style-name="WWNum2">
        <text:list-item>
          <text:p text:style-name="P58">Proceso formal de control de cambios</text:p>
        </text:list-item>
      </text:list>
      <text:p text:style-name="P6">Consecuencias de su no realización o su realización incorrecta: </text:p>
      <text:p text:style-name="P28"><text:bookmark text:name="docs-internal-guid-7fb3c298-7fff-957e-3c6a-eafa37a43658"/><text:bookmark-start text:name="docs-internal-guid-7fb3c298-7fff-957e-3c6a-eafa37a436581"/><text:span text:style-name="T1">Su no realización o realización incorrecta puede generar que cambi</text:span><text:bookmark-end text:name="docs-internal-guid-7fb3c298-7fff-957e-3c6a-eafa37a436581"/><text:span text:style-name="T1">os importantes no se lleven a cabo, que se lleven a cabo cambios menores por no haberlos evaluados de forma correcta. También puede que no quede constancia formal de las distintas peticiones de cambio.</text:span></text:p>
      <text:p text:style-name="P29"/>
      <text:p text:style-name="P14"><text:toc-mark-start text:id="IMark126892444" text:outline-level="3"/>1.6 Establecer auditorías y gestión de entregas:<text:toc-mark-end text:id="IMark126892444"/></text:p>
      <text:p text:style-name="P18"/>
      <text:p text:style-name="P42"><text:bookmark text:name="docs-internal-guid-170717f1-7fff-0e71-d7d9-b89cbd253e92121"/>Descripción: </text:p>
      <text:p text:style-name="P29">Aquí englobamos los dos procesos principales para asegurar la calidad de un proyecto, las auditorías, y la gestión de entregas. Estas actividades se establecen aquí formalmente pero serán descritas en el proceso de gestión de cambios en más detalle.</text:p>
      <text:p text:style-name="P39">Productos o resultados de la actividad: </text:p>
      <text:list xml:id="list4180346987962362261" text:style-name="WWNum3">
        <text:list-item>
          <text:p text:style-name="P59">Producto entregado.</text:p>
        </text:list-item>
        <text:list-item>
          <text:p text:style-name="P59">Línea base.</text:p>
        </text:list-item>
      </text:list>
      <text:p text:style-name="P6">Consecuencias de su no realización o su realización incorrecta: </text:p>
      <text:p text:style-name="P29"><text:bookmark text:name="docs-internal-guid-86fe8958-7fff-c418-0f74-3daaae19645d"/>Su no realización o realización incorrecta tiene como secuencias que el producto no llegaría al cliente. </text:p>
      <text:p text:style-name="P29"/>
      <text:p text:style-name="P29"/>
      <text:p text:style-name="P14">1.6.1 Proceso de auditorías y gestión de entregas:</text:p>
      <text:p text:style-name="P19"/>
      <text:p text:style-name="P1"><text:span text:style-name="T4"><text:tab/></text:span><text:span text:style-name="T5">Debido a los horarios variables y problemas de tiempo de los integrantes del grupo, las </text:span><text:soft-page-break/><text:span text:style-name="T5">auditorías serán no formales, y ocurrirán generalmente de manera semanal, pero no tienen un horario o proceso establecido, en vez de ello, cada miembro llevará sus propuestas y comentarios preparados, y se evaluarán en el momento.</text:span></text:p>
      <text:p text:style-name="P7"><text:tab/>Para la gestión de entregas el proceso es simple, se establecerá por acuerdo de los miembros un horario previo a la entrega de manera que esa entrega debe estar finalizada a la hora establecida, lo que permitirá tener un margen durante el cual el grupo se centrará en la revisión y corrección de los posibles problemas del proyecto, una vez el director de proyecto de el visto bueno, si los demás miembros no tienen nada que añadir, el director se encargará de entregar el proyecto por los canales adecuados y subir la versión a nuestro almacén establecido.</text:p>
      <text:p text:style-name="P22"><text:toc-mark-start text:id="IMark126892444" text:outline-level="1"/>Proceso de control de cambios<text:toc-mark-end text:id="IMark126892444"/></text:p>
      <text:p text:style-name="P11"/>
      <text:p text:style-name="P10"><text:span text:style-name="T6">1. </text:span><text:toc-mark-start text:id="IMark126892444" text:outline-level="2"/><text:span text:style-name="T6">Cambios de tipo 1:</text:span><text:toc-mark-end text:id="IMark126892444"/></text:p>
      <text:p text:style-name="P13"><text:tab/>Los cambios de tipo 1 son aquellos que se realizan rápidamente mediante un proceso formal pero poco riguroso, tal que se puedan realizar sin inconveniencia. Incluyen cambios como correcciones tipográficas, arreglos fáciles como enlaces, formato, etc.</text:p>
      <text:p text:style-name="P17"/>
      <text:p text:style-name="P14"><text:toc-mark-start text:id="IMark126892444" text:outline-level="3"/>1.1 Identificación del problema:<text:toc-mark-end text:id="IMark126892444"/></text:p>
      <text:p text:style-name="P10"/>
      <text:p text:style-name="P42"><text:bookmark text:name="docs-internal-guid-170717f1-7fff-0e71-d7d9-b89cbd253e922"/>Descripción: </text:p>
      <text:p text:style-name="P46">El primer paso necesario para la realización de un cambio es la identificación de un problema, que será la razón del cambio. Esta identificación puede darse por parte de cualquiera de los miembros del grupo.</text:p>
      <text:p text:style-name="P29"/>
      <text:p text:style-name="P14"><text:toc-mark-start text:id="IMark126892444" text:outline-level="3"/>1.2 Solución del problema:<text:toc-mark-end text:id="IMark126892444"/></text:p>
      <text:p text:style-name="P18"/>
      <text:p text:style-name="P42"><text:bookmark text:name="docs-internal-guid-170717f1-7fff-0e71-d7d9-b89cbd253e9221"/>Descripción: </text:p>
      <text:p text:style-name="P45"><text:span text:style-name="T1">Para los cambios de tipo 1, la solución es encontrada y aplicada al documento por parte del que la identificó. Tras esto, se crea una rama provisional de Github donde se subirá el cambio, de manera que pueda ser visto por todos los miembros del grupo pero no afecte a la rama principal del proyecto. Tras subirlo, se comunicará a los miembros del grupo por </text:span><text:span text:style-name="T2">WhatsApp</text:span><text:span text:style-name="T1">, y se someterá a validación.</text:span></text:p>
      <text:p text:style-name="P4">Criterios de salida:</text:p>
      <text:p text:style-name="P29">Se ha subido el cambio a la rama provisional e informado al grupo por los canales adecuados.</text:p>
      <text:p text:style-name="P29"/>
      <text:p text:style-name="P14"><text:toc-mark-start text:id="IMark126892444" text:outline-level="3"/>1.3 Validación:<text:toc-mark-end text:id="IMark126892444"/></text:p>
      <text:p text:style-name="P18"/>
      <text:p text:style-name="P42"><text:bookmark text:name="docs-internal-guid-170717f1-7fff-0e71-d7d9-b89cbd253e92211"/>Descripción: </text:p>
      <text:p text:style-name="P46">Los miembros del grupo revisarán la solución propuesta, y si no se encuentran problemas, la rama provisional se une a la rama principal. En caso de que no se acepte el cambio, la rama se trunca pero no se elimina, de manera que mantendremos un registro de los cambios de tipo 1 no aceptados. Si los problemas encontrados no son graves, puede realizarse de nuevo el proceso sobre la solución propuesta, de manera que seguimos trabajando sobre la rama provisional hasta llegar a un resultado satisfactorio</text:p>
      <text:p text:style-name="P3"/>
      <text:p text:style-name="P4">Criterios de salida:</text:p>
      <text:p text:style-name="P29">El cambio ha sido aceptado y las ramas se han unido, o el cambio ha sido rechazado.</text:p>
      <text:p text:style-name="P30"/>
      <text:p text:style-name="P29"/>
      <text:p text:style-name="P29"/>
      <text:p text:style-name="P10"><text:span text:style-name="T6">2. </text:span><text:toc-mark-start text:id="IMark126892444" text:outline-level="2"/><text:span text:style-name="T6">Cambios de tipo 2:</text:span><text:toc-mark-end text:id="IMark126892444"/></text:p>
      <text:p text:style-name="P10"><text:span text:style-name="T17"><text:tab/></text:span><text:span text:style-name="T20">Los cambios de tipo 2 son cambios de más importancia, para los cuales se ha creado un proceso de control más riguroso con la utilización de plantillas y validación más completa.</text:span></text:p>
      <text:p text:style-name="P17"/>
      <text:p text:style-name="P14"><text:toc-mark-start text:id="IMark126892444" text:outline-level="3"/>2.1 Identificación del problema:<text:toc-mark-end text:id="IMark126892444"/></text:p>
      <text:p text:style-name="P18"/>
      <text:p text:style-name="P42"><text:bookmark text:name="docs-internal-guid-170717f1-7fff-0e71-d7d9-b89cbd253e9222"/>Descripción: </text:p>
      <text:p text:style-name="P46">El primer paso necesario para la realización de un cambio es la identificación de un problema, que será la razón del cambio. Esta identificación puede darse por parte de cualquiera de los miembros del grupo. Una vez identificado el problema se someterá una petición formal de cambio mediante la plantilla adecuada en los anexos.</text:p>
      <text:p text:style-name="P3"/>
      <text:p text:style-name="P4">Criterios de salida:</text:p>
      <text:p text:style-name="P46">Se tiene una plantilla cubierta de petición de cambio.</text:p>
      <text:p text:style-name="P46"/>
      <text:p text:style-name="P3"/>
      <text:p text:style-name="P14"><text:toc-mark-start text:id="IMark126892444" text:outline-level="3"/>2.2 Discusión, análisis y elección de soluciones:<text:toc-mark-end text:id="IMark126892444"/></text:p>
      <text:p text:style-name="P18"/>
      <text:p text:style-name="P42"><text:bookmark text:name="docs-internal-guid-170717f1-7fff-0e71-d7d9-b89cbd253e92212"/>Descripción: </text:p>
      <text:p text:style-name="P45"><text:span text:style-name="T1">Una vez identificamos un problema de tipo 2 e informamos al resto del grupo, se discutirán posibles soluciones al problema. Debido a los problemas de tiempo y obligaciones externas al proyecto, la discusión se realizará de manera poco formal mediante </text:span><text:span text:style-name="T2">WhatsApp</text:span><text:span text:style-name="T1">. Tras establecer posibles soluciones se votará a mayoría simple cual de ellas se pondrá en efecto, y en caso de empate, se someterá a proceso de estimación SCRUM.</text:span></text:p>
      <text:p text:style-name="P29"/>
      <text:p text:style-name="P14"><text:toc-mark-start text:id="IMark126892444" text:outline-level="4"/>2.2.1 Estimación SCRUM:<text:toc-mark-end text:id="IMark126892444"/></text:p>
      <text:p text:style-name="P18"/>
      <text:p text:style-name="P5"><text:bookmark text:name="docs-internal-guid-170717f1-7fff-0e71-d7d9-b89cbd253e922111"/>Descripción: </text:p>
      <text:p text:style-name="P1"><text:span text:style-name="T4"><text:tab/></text:span><text:span text:style-name="T1">Esta actividad solo tendrá lugar en caso de no llegar a acuerdo por votación, para ello los valores de estimación a usar serán la puntuación de 1 a 5 que damos a la solución basándonos en su eficiencia temporal, esfuerzo que requiera, etc. En caso de que incluso esto no llegue a determinar una solución, la elección principal del director del proyecto será la que se lleve a cabo.</text:span></text:p>
      <text:p text:style-name="P5"/>
      <text:p text:style-name="P4">Criterios de salida:</text:p>
      <text:p text:style-name="P29">Se ha obtenido una solución al problema, y acordado mediante votación o estimación SCRUM.</text:p>
      <text:p text:style-name="P29"/>
      <text:p text:style-name="P14"><text:toc-mark-start text:id="IMark126892444" text:outline-level="3"/>2.3 Solución del problema:<text:toc-mark-end text:id="IMark126892444"/></text:p>
      <text:p text:style-name="P18"><text:soft-page-break/></text:p>
      <text:p text:style-name="P42"><text:bookmark text:name="docs-internal-guid-170717f1-7fff-0e71-d7d9-b89cbd253e92213"/>Descripción: </text:p>
      <text:p text:style-name="P46">Una vez hemos decidido que solución se aplicará al problema, su aplicación dependerá de en que parte del proyecto se ha encontrado el error. Debido a que el trabajo en este proyecto se separa entre los miembros, el encargado de aplicar la solución será el encargado de la parte del proyecto donde se encontró el problema cuando este fue cometido. Igual que con los cambios de tipo 1, esta se subirá primera a una rama provisional del proyecto, aunque esta no se mantendrá, al contrario que en tipo 1, debido a que se utilizarán plantillas en caso de negación del cambio.</text:p>
      <text:p text:style-name="P4">Criterios de salida:</text:p>
      <text:p text:style-name="P29">Se ha subido el cambio a la rama provisional e informado al grupo por los canales adecuados.</text:p>
      <text:p text:style-name="P29"/>
      <text:p text:style-name="P14"><text:toc-mark-start text:id="IMark126892444" text:outline-level="3"/>2.4 Revisión de la solución implementada:<text:toc-mark-end text:id="IMark126892444"/></text:p>
      <text:p text:style-name="P18"/>
      <text:p text:style-name="P42"><text:bookmark text:name="docs-internal-guid-170717f1-7fff-0e71-d7d9-b89cbd253e92214"/>Descripción: </text:p>
      <text:p text:style-name="P46">Una vez implementada la solución, se informará al grupo, tras lo que todos los miembros deben revisar la solución para encontrar algún tipo de error. Esto puede llevarnos a dos actividades distintas, validación o ajustes.</text:p>
      <text:p text:style-name="P3"/>
      <text:p text:style-name="P4">Criterios de salida:</text:p>
      <text:p text:style-name="P29">Se ha revisado la solución sin descubrir ningún nuevo problema, pasamos a validación.</text:p>
      <text:p text:style-name="P29">Se ha revisado la solución y descubierto un nuevo problema, pasamos a ajustes.</text:p>
      <text:p text:style-name="P29"/>
      <text:p text:style-name="P14"><text:toc-mark-start text:id="IMark126892444" text:outline-level="3"/>2.5a Validación de solución:<text:toc-mark-end text:id="IMark126892444"/></text:p>
      <text:p text:style-name="P18"/>
      <text:p text:style-name="P42"><text:bookmark text:name="docs-internal-guid-170717f1-7fff-0e71-d7d9-b89cbd253e922141"/>Descripción: </text:p>
      <text:p text:style-name="P46">Si la solución a la que se llega es satisfactoria, el encargado de aplicarla unirá la rama provisional a la rama principal.</text:p>
      <text:p text:style-name="P3"/>
      <text:p text:style-name="P4">Criterios de salida:</text:p>
      <text:p text:style-name="P29">El cambio ha sido aceptado y las ramas se han unido</text:p>
      <text:p text:style-name="P29"/>
      <text:p text:style-name="P14"><text:toc-mark-start text:id="IMark126892444" text:outline-level="3"/>2.5b Ajuste de solución:<text:toc-mark-end text:id="IMark126892444"/></text:p>
      <text:p text:style-name="P18"/>
      <text:p text:style-name="P42"><text:bookmark text:name="docs-internal-guid-170717f1-7fff-0e71-d7d9-b89cbd253e9221411"/>Descripción: </text:p>
      <text:p text:style-name="P46">Para hacer más eficiente la solución de problemas, si la solución implementada da un nuevo problema, en vez de rechazarla, se realizará un proceso de ajuste, de manera que el que detectase el problema rellenará una plantilla de ajuste de solución, y la nueva solución ajustada pasará por el mismo proceso de implementación, revisión y validación o ajuste, hasta obtener una solución satisfactoria.</text:p>
      <text:p text:style-name="P3"/>
      <text:p text:style-name="P4"><text:soft-page-break/>Criterios de salida:</text:p>
      <text:p text:style-name="P29">Se tiene una plantilla cubierta de ajuste de solución y volvemos al paso 2.3 del proceso.</text:p>
      <text:p text:style-name="P29"/>
      <text:p text:style-name="P29"/>
      <text:p text:style-name="P22"><text:toc-mark-start text:id="IMark126892444" text:outline-level="1"/>Elementos accesorio del plan de GC<text:toc-mark-end text:id="IMark126892444"/></text:p>
      <text:p text:style-name="P11"/>
      <text:p text:style-name="P27"><text:span text:style-name="T3">1. </text:span><text:toc-mark-start text:id="IMark126892444" text:outline-level="2"/><text:span text:style-name="T3">Lecciones aprendidas:</text:span><text:toc-mark-end text:id="IMark126892444"/></text:p>
      <text:p text:style-name="P23"/>
      <text:p text:style-name="P25">Este apartado no contiene nada por ahora debido a ser la primera versión del plan, en un futuro se incluirán aquí las lecciones aprendidas sobre la realización de la GC junto con referencias a las distintas plantillas de cambios que originaron este aprendizaje.</text:p>
      <text:p text:style-name="P31"/>
      <text:p text:style-name="P24"><text:toc-mark-start text:id="IMark126892444" text:outline-level="1"/>Anexo Cambios<text:toc-mark-end text:id="IMark126892444"/></text:p>
      <text:p text:style-name="P2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48">ID</text:p>
          </table:table-cell>
          <table:table-cell table:style-name="Tabla2.A1" office:value-type="string">
            <text:p text:style-name="P48">Fecha</text:p>
          </table:table-cell>
          <table:table-cell table:style-name="Tabla2.A1" office:value-type="string">
            <text:p text:style-name="P48">Versión Plan GC</text:p>
          </table:table-cell>
          <table:table-cell table:style-name="Tabla2.A1" office:value-type="string">
            <text:p text:style-name="P48">Solicitante</text:p>
          </table:table-cell>
          <table:table-cell table:style-name="Tabla2.E1" office:value-type="string">
            <text:p text:style-name="P48">Aceptado/denegado</text:p>
          </table:table-cell>
        </table:table-row>
        <table:table-row>
          <table:table-cell table:style-name="Tabla2.A2" office:value-type="string">
            <text:p text:style-name="P49">001</text:p>
          </table:table-cell>
          <table:table-cell table:style-name="Tabla2.A2" office:value-type="string">
            <text:p text:style-name="P49">28/10/2018</text:p>
          </table:table-cell>
          <table:table-cell table:style-name="Tabla2.A2" office:value-type="string">
            <text:p text:style-name="P49">1.0</text:p>
          </table:table-cell>
          <table:table-cell table:style-name="Tabla2.A2" office:value-type="string">
            <text:p text:style-name="P49">Abraham Rial Carreira</text:p>
          </table:table-cell>
          <table:table-cell table:style-name="Tabla2.E2" office:value-type="string">
            <text:p text:style-name="P52"/>
          </table:table-cell>
        </table:table-row>
        <table:table-row>
          <table:table-cell table:style-name="Tabla2.E2" table:number-columns-spanned="5" office:value-type="string">
            <text:p text:style-name="P48">Descripción del cambio propuesto:</text:p>
            <text:p text:style-name="P50">Cambios de formato del documento, tanto internos (títulos, negrita, etc) como externos (pasaremos de usar archivos .rtf a .odt)</text:p>
            <text:p text:style-name="P50">Cambios de formato y campos a las plantillas de cambio, soluciones y ajustes.</text:p>
          </table:table-cell>
          <table:covered-table-cell/>
          <table:covered-table-cell/>
          <table:covered-table-cell/>
          <table:covered-table-cell/>
        </table:table-row>
        <table:table-row>
          <table:table-cell table:style-name="Tabla2.E2" table:number-columns-spanned="5" office:value-type="string">
            <text:p text:style-name="P48">Descripción del cambio implementado:</text:p>
            <text:p text:style-name="P50">Se ha cambiado el formato del documento, resaltando distintos aspectos de importancia mediante negrita, uso de subrayado, etc.</text:p>
            <text:p text:style-name="P50">Se ha pasado el documento a formato .odt</text:p>
            <text:p text:style-name="P50">Se han eliminado campos redundantes de las plantillas, y se han combinado en un documento de cambios, soluciones y ajustes en los que se guardarán todas las plantillas cubiertas, que se identificarán por un ID.</text:p>
          </table:table-cell>
          <table:covered-table-cell/>
          <table:covered-table-cell/>
          <table:covered-table-cell/>
          <table:covered-table-cell/>
        </table:table-row>
      </table:table>
      <text:p text:style-name="P25"/>
      <text:p text:style-name="P25"/>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48">ID</text:p>
          </table:table-cell>
          <table:table-cell table:style-name="Tabla3.A1" office:value-type="string">
            <text:p text:style-name="P48">Fecha</text:p>
          </table:table-cell>
          <table:table-cell table:style-name="Tabla3.A1" office:value-type="string">
            <text:p text:style-name="P48">Versión Plan GC</text:p>
          </table:table-cell>
          <table:table-cell table:style-name="Tabla3.A1" office:value-type="string">
            <text:p text:style-name="P48">Solicitante</text:p>
          </table:table-cell>
          <table:table-cell table:style-name="Tabla3.E1" office:value-type="string">
            <text:p text:style-name="P48">Aceptado/denegado</text:p>
          </table:table-cell>
        </table:table-row>
        <table:table-row>
          <table:table-cell table:style-name="Tabla3.A2" office:value-type="string">
            <text:p text:style-name="P49">002</text:p>
          </table:table-cell>
          <table:table-cell table:style-name="Tabla3.A2" office:value-type="string">
            <text:p text:style-name="P49">28/10/2018</text:p>
          </table:table-cell>
          <table:table-cell table:style-name="Tabla3.A2" office:value-type="string">
            <text:p text:style-name="P49">1.0</text:p>
          </table:table-cell>
          <table:table-cell table:style-name="Tabla3.A2" office:value-type="string">
            <text:p text:style-name="P49">Abraham Rial Carreira</text:p>
          </table:table-cell>
          <table:table-cell table:style-name="Tabla3.E2" office:value-type="string">
            <text:p text:style-name="P52"/>
          </table:table-cell>
        </table:table-row>
        <table:table-row>
          <table:table-cell table:style-name="Tabla3.E2" table:number-columns-spanned="5" office:value-type="string">
            <text:p text:style-name="P48">Descripción del cambio propuesto:</text:p>
            <text:p text:style-name="P51">Cambios de lugar de herramientas y referencias, modificación de descripciones de herramientas.</text:p>
            <text:p text:style-name="P51">Recolocación de tabla de abreviaturas. Ajustes de roles</text:p>
          </table:table-cell>
          <table:covered-table-cell/>
          <table:covered-table-cell/>
          <table:covered-table-cell/>
          <table:covered-table-cell/>
        </table:table-row>
        <table:table-row>
          <table:table-cell table:style-name="Tabla3.E2" table:number-columns-spanned="5" office:value-type="string">
            <text:p text:style-name="P48">Descripción del cambio implementado:</text:p>
            <text:p text:style-name="P50">Cambios en las herramientas y referencias del proyecto, movidas ciertas referencias a herramientas, y <text:span text:style-name="T21">ajustada la descripción de estas para que no incluyan detalles que deben ir en el plan de gestión.</text:span></text:p>
            <text:p text:style-name="P51">Se ha movido la tabla de abreviaturas de los anexos al proceso de identificación de elementos de configuración, donde es más relevante.</text:p>
            <text:p text:style-name="P51">Eliminado el rol de director, que no participa directamente en la GC.</text:p>
          </table:table-cell>
          <table:covered-table-cell/>
          <table:covered-table-cell/>
          <table:covered-table-cell/>
          <table:covered-table-cell/>
        </table:table-row>
      </table:table>
      <text:p text:style-name="P25"/>
      <text:p text:style-name="P25"/>
      <text:p text:style-name="P2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default-outline-level="" style:class="index">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es" fo:country="ES" style:letter-kerning="true" style:font-name-asian="Liberation Serif1" style:font-family-asian="'Liberation Serif'" style:font-family-generic-asian="system" style:font-pitch-asian="variable" style:font-size-asian="14pt" style:language-asian="es" style:country-asian="ES"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2" style:display-name="Contents 2"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13S</meta:editing-duration>
    <meta:editing-cycles>5</meta:editing-cycles>
    <meta:generator>LibreOffice/5.2.3.3$Windows_x86 LibreOffice_project/d54a8868f08a7b39642414cf2c8ef2f228f780cf</meta:generator>
    <dc:date>2018-12-06T19:39:48.153000000</dc:date>
    <meta:document-statistic meta:table-count="3" meta:image-count="0" meta:object-count="0" meta:page-count="16" meta:paragraph-count="254" meta:word-count="3162" meta:character-count="19715" meta:non-whitespace-character-count="16763"/>
    <meta:user-defined meta:name="Info 1"/>
    <meta:user-defined meta:name="Info 2"/>
    <meta:user-defined meta:name="Info 3"/>
    <meta:user-defined meta:name="Info 4"/>
  </office:meta>
</office:document-meta>
</file>